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6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Italian<text:tab/><text:tab/><text:tab/><text:tab/><text:tab/></text:p>
      <text:p text:style-name="P5">Author of letter<text:tab/><text:tab/><text:tab/><text:tab/>Giuseppe Luzzato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25, 1891</text:p>
      <text:p text:style-name="P5">Month<text:tab/><text:tab/><text:tab/><text:tab/><text:tab/><text:tab/>Nov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adua</text:p>
      <text:p text:style-name="P5">State<text:tab/><text:tab/><text:tab/><text:tab/><text:tab/><text:tab/></text:p>
      <text:p text:style-name="P5">Country<text:tab/><text:tab/><text:tab/><text:tab/><text:tab/>Italy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ir S. Morais/</text:p>
      <text:p text:style-name="P2">546 North fifth Street, 546/</text:p>
      <text:p text:style-name="P2"><text:tab/><text:span text:style-name="T2">Philadelphia</text:span><text:span text:style-name="T3">/</text:span></text:p>
      <text:p text:style-name="P2"><text:span text:style-name="T3">United Staates America/</text:span></text:p>
      <text:p text:style-name="P2"><text:span text:style-name="T3"/></text:p>
      <text:p text:style-name="P2"><text:span text:style-name="T3">[Page 2]</text:span></text:p>
      <text:p text:style-name="P3"><text:span text:style-name="T3">Padova, li 25 Novembre 1891/</text:span></text:p>
      <text:p text:style-name="P2"><text:span text:style-name="T3">Eccellentissimo Signore,/</text:span></text:p>
      <text:p text:style-name="P2"><text:span text:style-name="T3"/></text:p>
      <text:p text:style-name="P2"><text:span text:style-name="T3"><text:tab/>Le spedii una circolare tedesca, e presto gliene spediro la tradu-/zione italiana, perche Ella m'indicasse qualche grande istituto o per-/sonaggio capace d'acquistare gli oggetti ivi indicati, particolarmen-/te la Bibbia. <text:s/>La pergherei indicarmi il presidente del Congresso degli/ Stati Unit a Washington, per cui si sta costruendo una biblioteca/ ed il ministro dell'istruzione pubblica./ <text:s/>Mi creda/ </text:span><text:soft-page-break/><text:span text:style-name="T3">Suo devotissimo/ Ar. Giuseppe Luzzato/ Via Corricelle No. 2221./</text:span></text:p>
      <text:p text:style-name="P2"><text:span text:style-name="T3">P. S. E'useito il VII volume delle/ [Hebrew] e presto si dara una/ Fondazione Sciadal, destinata a/ perpetuarne le oper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9T12:42:48.87</meta:creation-date>
    <meta:document-statistic meta:table-count="0" meta:image-count="0" meta:object-count="0" meta:page-count="3" meta:paragraph-count="70" meta:word-count="271" meta:character-count="2001"/>
    <dc:date>2011-11-29T12:55:36.53</dc:date>
    <dc:creator>Penn Libraries</dc:creator>
    <meta:editing-duration>PT00H12M47S</meta:editing-duration>
    <meta:editing-cycles>1</meta:editing-cycles>
    <meta:generator>OpenOffice.org/3.2$Win32 OpenOffice.org_project/320m12$Build-9483</meta:generator>
  </office:meta>
</office:document-meta>
</file>